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ee4e" officeooo:paragraph-rsid="0004ee4e"/>
    </style:style>
    <style:style style:name="P2" style:family="paragraph" style:parent-style-name="Standard">
      <style:text-properties officeooo:rsid="00057c6e" officeooo:paragraph-rsid="00057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特許の拒絶通知から異分野への展開を見る（テクノロジートレンド）（X)</text:p>
      <text:p text:style-name="P1"/>
      <text:p text:style-name="P1">AltmetricsによるarViv論文評価：AltmetricsによりSNSでの評価を見る（O）</text:p>
      <text:p text:style-name="P1"/>
      <text:p text:style-name="P1">「論文出版後すぐ影響力を把握した」</text:p>
      <text:p text:style-name="P1">対象分野AI、論文データarXiv</text:p>
      <text:p text:style-name="P1"/>
      <text:p text:style-name="P1">논문예1: Altmetrics vs 피인용수</text:p>
      <text:p text:style-name="P1">Discussion and recommendation in social scientific spaces</text:p>
      <text:p text:style-name="P1"/>
      <text:p text:style-name="P2">目標：萌芽予測材料と指標を提案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01:11.317280982</meta:creation-date>
    <dc:date>2020-03-04T15:43:01.768380429</dc:date>
    <meta:editing-duration>PT11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19" meta:character-count="213" meta:non-whitespace-character-count="204"/>
  </office:meta>
</office:document-meta>
</file>